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05330a" style:font-weight-asian="bold" style:font-weight-complex="bold"/>
    </style:style>
    <style:style style:name="P3" style:family="paragraph" style:parent-style-name="Standard">
      <style:paragraph-properties fo:text-align="start" style:justify-single-word="false"/>
      <style:text-properties fo:font-weight="normal" officeooo:paragraph-rsid="0002d2e3" style:font-weight-asian="normal" style:font-weight-complex="normal"/>
    </style:style>
    <style:style style:name="P4" style:family="paragraph" style:parent-style-name="Standard">
      <style:paragraph-properties fo:text-align="start" style:justify-single-word="false"/>
      <style:text-properties fo:font-weight="normal" officeooo:paragraph-rsid="0003272c" style:font-weight-asian="normal" style:font-weight-complex="normal"/>
    </style:style>
    <style:style style:name="P5" style:family="paragraph" style:parent-style-name="Standard">
      <style:paragraph-properties fo:text-align="start" style:justify-single-word="false"/>
      <style:text-properties fo:font-weight="normal" officeooo:paragraph-rsid="00037e0d" style:font-weight-asian="normal" style:font-weight-complex="normal"/>
    </style:style>
    <style:style style:name="P6" style:family="paragraph" style:parent-style-name="Standard">
      <style:paragraph-properties fo:text-align="start" style:justify-single-word="false"/>
      <style:text-properties fo:font-weight="normal" officeooo:paragraph-rsid="0005330a" style:font-weight-asian="normal" style:font-weight-complex="normal"/>
    </style:style>
    <style:style style:name="T1" style:family="text">
      <style:text-properties officeooo:rsid="0002d2e3"/>
    </style:style>
    <style:style style:name="T2" style:family="text">
      <style:text-properties officeooo:rsid="0003272c"/>
    </style:style>
    <style:style style:name="T3" style:family="text">
      <style:text-properties officeooo:rsid="00037e0d"/>
    </style:style>
    <style:style style:name="T4" style:family="text">
      <style:text-properties officeooo:rsid="0005330a"/>
    </style:style>
    <style:style style:name="T5" style:family="text">
      <style:text-properties fo:font-weight="bold" officeooo:rsid="0005330a"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USSAM</text:span></text:p>
      <text:p text:style-name="P1"><text:span text:style-name="T1"/></text:p>
      <text:p text:style-name="P3"><text:span text:style-name="T1">Informe sobre el programa infor2.py </text:span></text:p>
      <text:p text:style-name="P3"><text:span text:style-name="T1"/></text:p>
      <text:p text:style-name="P3"><text:span text:style-name="T1"/></text:p>
      <text:p text:style-name="P3"><text:span text:style-name="T1">Mediante XPATH obtenemos los minutos y metros </text:span><text:span text:style-name="T2">que quedan(distancia) para la llegada de los dos próximos autobuses.</text:span></text:p>
      <text:p text:style-name="P3"><text:span text:style-name="T2"/></text:p>
      <text:p text:style-name="P4"><text:span text:style-name="T2">En la variable xs guardamos todas las x de esa línea, la que se ha seleccionado previamente, y en la variable ys guardamos todas la ys de dicha linea.</text:span></text:p>
      <text:p text:style-name="P4"><text:span text:style-name="T2"/></text:p>
      <text:p text:style-name="P4"><text:span text:style-name="T2">A continuación creamos dos listas (xss y yss) y mediante un bucle las rellenamos con todas las x e y.</text:span></text:p>
      <text:p text:style-name="P4"><text:span text:style-name="T2"/></text:p>
      <text:p text:style-name="P4"><text:span text:style-name="T2">El siguiente paso sería crear un html con etree donde nos muestre el primer autobus con su tiempo correspondiente y la distancia que queda y la misma información sobre el siguiente autobús.</text:span></text:p>
      <text:p text:style-name="P4"><text:span text:style-name="T2"/></text:p>
      <text:p text:style-name="P4"><text:span text:style-name="T2">En la cabecera del programa hemos cargado la función Proj de Pyproj, que la utilizamos ahora para transformar las coordenadas cartesianas (x,y) <text:s/>a latitud y longitud, para ello definimos una variable p con algunos parámetros correspondiente a nuestra zona geográfica.</text:span></text:p>
      <text:p text:style-name="P4"><text:span text:style-name="T2"/></text:p>
      <text:p text:style-name="P4"><text:span text:style-name="T2">El siguiente paso sería transformar todas las x e y de las listas a latitud y longitud, y las guardaremos en </text:span><text:span text:style-name="T3">otras dos variables, en este caso valorx y valory.</text:span></text:p>
      <text:p text:style-name="P4"><text:span text:style-name="T3"/></text:p>
      <text:p text:style-name="P5"><text:span text:style-name="T3">Lo que hacemos a continuación es abrir un fichero (paradas.txt) con permisos de escritura, y escribimos una linea con los encabezamientos (lat,long,title,description,iconSice,iconOffset,icon), y después de escribir los encabezamientos pasamos a realizar un bucle que se ejecuta el numero de veces que valores haya en la lista de las x, que tendrá el mismo numero de valores que la lista de y, por lo que la operación la realizará mientras haya latitudes y longitudes, y lo que hace dentro del for es:</text:span></text:p>
      <text:p text:style-name="P5"><text:span text:style-name="T3"><text:tab/>Escribe el valor de la y[contador]</text:span></text:p>
      <text:p text:style-name="P5"><text:span text:style-name="T3"><text:tab/>Escribe el valor de la x[contador]</text:span></text:p>
      <text:p text:style-name="P5"><text:span text:style-name="T3"><text:tab/>Escribe un titulo</text:span></text:p>
      <text:p text:style-name="P5"><text:span text:style-name="T3"><text:tab/>Escribe una descripción</text:span></text:p>
      <text:p text:style-name="P5"><text:span text:style-name="T3"><text:tab/>Dos campos para el formato del icono</text:span></text:p>
      <text:p text:style-name="P5"><text:span text:style-name="T3"><text:tab/>Ruta del icono</text:span></text:p>
      <text:p text:style-name="P5"><text:span text:style-name="T3">Al utilizar el [contador], lo que hacemos es “emparejar” las x con su respectiva y.</text:span></text:p>
      <text:p text:style-name="P5"><text:span text:style-name="T3"/></text:p>
      <text:p text:style-name="P6"><text:span text:style-name="T4">Con las X e Y hemos tenido el mayor problema, ya que Tussam no nos permite de las formas que tenemos disponibles asociar unas coordenadas a una parada determinada, ya que sólo nos muetra </text:span><text:span text:style-name="T5">todas</text:span><text:span text:style-name="T4"> las X e Y.</text:span></text:p>
      <text:p text:style-name="P6"><text:span text:style-name="T4">Por último <text:s/>nos aparecerá un botón para mostrar el mapa.</text:span></text:p>
      <text:p text:style-name="P6"><text:span text:style-name="T4"/></text:p>
      <text:p text:style-name="P2"><text:span text:style-name="T4">FUNCIONAMIENTO DEL MAPA</text:span></text:p>
      <text:p text:style-name="P2"><text:span text:style-name="T4"/></text:p>
      <text:p text:style-name="P6"><text:span text:style-name="T4">El mapa se basa en Openlayers, que nos permite dibujar sobre un mapa con distintas capas. Nuestro proyecto tiene dos capas, una que es el mapa en sí de la ciudad de Sevilla, que se genera mediante un html. En otra capa se pintan los iconos de las paradas de autobuses, por lo que en el html se hace referencia a ese fichero donde se encuentran las coordenadas y otros datos que se requieren para pintar las paradas en el mapa.</text:span></text:p>
      <text:p text:style-name="P6"><text:span text:style-name="T4">Éste fichero tabulado que se necesita es el que hemos creado anteriormente en el programa infor2.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uario </meta:initial-creator>
    <meta:creation-date>2012-05-30T20:18:21</meta:creation-date>
    <dc:date>2012-05-30T21:02:20</dc:date>
    <dc:creator>usuario </dc:creator>
    <meta:editing-duration>PT00H12M58S</meta:editing-duration>
    <meta:editing-cycles>2</meta:editing-cycles>
    <meta:generator>OpenOffice.org/3.2$Linux OpenOffice.org_project/320m19$Build-9505</meta:generator>
    <meta:document-statistic meta:table-count="0" meta:image-count="0" meta:object-count="0" meta:page-count="1" meta:paragraph-count="21" meta:word-count="449" meta:character-count="2585"/>
  </office:meta>
</office:document-meta>
</file>